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1.5528in"/>
    </style:style>
    <style:style style:name="co3" style:family="table-column">
      <style:table-column-properties fo:break-before="auto" style:column-width="1.2689in"/>
    </style:style>
    <style:style style:name="co4" style:family="table-column">
      <style:table-column-properties fo:break-before="auto" style:column-width="0.9957in"/>
    </style:style>
    <style:style style:name="co5" style:family="table-column">
      <style:table-column-properties fo:break-before="auto" style:column-width="1.323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/>
    <style:style style:name="ce3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office:value-type="string">
            <text:p>Koala.png Size</text:p>
          </table:table-cell>
          <table:table-cell office:value-type="float" office:value="1719">
            <text:p>171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k</text:p>
          </table:table-cell>
          <table:table-cell office:value-type="string">
            <text:p>Koala-out.png Size</text:p>
          </table:table-cell>
          <table:table-cell office:value-type="string">
            <text:p>Average Size for k</text:p>
          </table:table-cell>
          <table:table-cell office:value-type="string">
            <text:p>Variance for k</text:p>
          </table:table-cell>
          <table:table-cell office:value-type="string">
            <text:p>Compression Rati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46.5">
            <text:p>46.5</text:p>
          </table:table-cell>
          <table:table-cell table:number-columns-repeated="3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46.5">
            <text:p>46.5</text:p>
          </table:table-cell>
          <table:table-cell table:number-columns-repeated="3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46.5">
            <text:p>46.5</text:p>
          </table:table-cell>
          <table:table-cell table:formula="of:=AVERAGE([.B4:.B6])" office:value-type="float" office:value="46.5">
            <text:p>46.50</text:p>
          </table:table-cell>
          <table:table-cell office:value-type="float" office:value="0">
            <text:p>0.00</text:p>
          </table:table-cell>
          <table:table-cell table:formula="of:=[.C6]/[.B1]" office:value-type="percentage" office:value="0.0270506108202443">
            <text:p>2.7051%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14">
            <text:p>114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114">
            <text:p>114</text:p>
          </table:table-cell>
          <table:table-cell table:formula="of:=AVERAGE([.B7:.B9])" office:value-type="float" office:value="114">
            <text:p>114.00</text:p>
          </table:table-cell>
          <table:table-cell office:value-type="float" office:value="0">
            <text:p>0.00</text:p>
          </table:table-cell>
          <table:table-cell table:formula="of:=[.C9]/[.B1]" office:value-type="percentage" office:value="0.0663176265270506">
            <text:p>6.6318%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81">
            <text:p>181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93">
            <text:p>193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92">
            <text:p>192</text:p>
          </table:table-cell>
          <table:table-cell table:formula="of:=AVERAGE([.B10:.B12])" office:value-type="float" office:value="188.666666666667">
            <text:p>188.67</text:p>
          </table:table-cell>
          <table:table-cell table:formula="of:=(([.C12]-[.B10])^2+([.C12]-[.B11])^2+([.C12]-[.B12])^2)/3" office:value-type="float" office:value="29.5555555555556">
            <text:p>29.56</text:p>
          </table:table-cell>
          <table:table-cell table:formula="of:=[.C12]/[.B1]" office:value-type="percentage" office:value="0.109753732790382">
            <text:p>10.9754%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240">
            <text:p>240</text:p>
          </table:table-cell>
          <table:table-cell table:number-columns-repeated="3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231">
            <text:p>231</text:p>
          </table:table-cell>
          <table:table-cell table:number-columns-repeated="3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240">
            <text:p>240</text:p>
          </table:table-cell>
          <table:table-cell table:formula="of:=AVERAGE([.B13:.B15])" office:value-type="float" office:value="237">
            <text:p>237.00</text:p>
          </table:table-cell>
          <table:table-cell table:formula="of:=(([.C15]-[.B13])^2+([.C15]-[.B14])^2+([.C15]-[.B15])^2)/3" office:value-type="float" office:value="18">
            <text:p>18.00</text:p>
          </table:table-cell>
          <table:table-cell table:formula="of:=[.C15]/[.B1]" office:value-type="percentage" office:value="0.137870855148342">
            <text:p>13.7871%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261">
            <text:p>261</text:p>
          </table:table-cell>
          <table:table-cell table:number-columns-repeated="3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259">
            <text:p>259</text:p>
          </table:table-cell>
          <table:table-cell table:number-columns-repeated="3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AVERAGE([.B16:.B18])" office:value-type="float" office:value="258.666666666667">
            <text:p>258.67</text:p>
          </table:table-cell>
          <table:table-cell table:formula="of:=(([.C18]-[.B16])^2+([.C18]-[.B17])^2+([.C18]-[.B18])^2)/3" office:value-type="float" office:value="4.22222222222222">
            <text:p>4.22</text:p>
          </table:table-cell>
          <table:table-cell table:formula="of:=[.C18]/[.B1]" office:value-type="percentage" office:value="0.150475082412255">
            <text:p>15.0475%</text:p>
          </table:table-cell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290">
            <text:p>290</text:p>
          </table:table-cell>
          <table:table-cell table:formula="of:=[.B20]" office:value-type="float" office:value="290">
            <text:p>290.00</text:p>
          </table:table-cell>
          <table:table-cell office:value-type="float" office:value="0">
            <text:p>0.00</text:p>
          </table:table-cell>
          <table:table-cell table:formula="of:=[.B20]/[.B1]" office:value-type="percentage" office:value="0.16870273414776">
            <text:p>16.8703%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311">
            <text:p>311</text:p>
          </table:table-cell>
          <table:table-cell table:formula="of:=[.B21]" office:value-type="float" office:value="311">
            <text:p>311.00</text:p>
          </table:table-cell>
          <table:table-cell office:value-type="float" office:value="0">
            <text:p>0.00</text:p>
          </table:table-cell>
          <table:table-cell table:formula="of:=[.B21]/[.B1]" office:value-type="percentage" office:value="0.180919139034322">
            <text:p>18.0919%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341">
            <text:p>341</text:p>
          </table:table-cell>
          <table:table-cell table:formula="of:=[.B22]" office:value-type="float" office:value="341">
            <text:p>341.00</text:p>
          </table:table-cell>
          <table:table-cell office:value-type="float" office:value="0">
            <text:p>0.00</text:p>
          </table:table-cell>
          <table:table-cell table:formula="of:=[.B22]/[.B1]" office:value-type="percentage" office:value="0.198371146015125">
            <text:p>19.8371%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361">
            <text:p>361</text:p>
          </table:table-cell>
          <table:table-cell table:formula="of:=[.B23]" office:value-type="float" office:value="361">
            <text:p>361.00</text:p>
          </table:table-cell>
          <table:table-cell office:value-type="float" office:value="0">
            <text:p>0.00</text:p>
          </table:table-cell>
          <table:table-cell table:formula="of:=[.B23]/[.B1]" office:value-type="percentage" office:value="0.21000581733566">
            <text:p>21.0006%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1">
          <table:table-cell office:value-type="string">
            <text:p>Penguins.png Size</text:p>
          </table:table-cell>
          <table:table-cell office:value-type="float" office:value="1640">
            <text:p>164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k</text:p>
          </table:table-cell>
          <table:table-cell office:value-type="string">
            <text:p>Penguins-out.png Size</text:p>
          </table:table-cell>
          <table:table-cell office:value-type="string">
            <text:p>Average Size for k</text:p>
          </table:table-cell>
          <table:table-cell/>
          <table:table-cell office:value-type="string">
            <text:p>Compression Ratio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7.4">
            <text:p>27.4</text:p>
          </table:table-cell>
          <table:table-cell table:number-columns-repeated="3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7.4">
            <text:p>27.4</text:p>
          </table:table-cell>
          <table:table-cell table:number-columns-repeated="3"/>
        </table:table-row>
        <table:table-row table:style-name="ro2">
          <table:table-cell table:style-name="ce1" office:value-type="float" office:value="2">
            <text:p>2</text:p>
          </table:table-cell>
          <table:table-cell office:value-type="float" office:value="27.4">
            <text:p>27.4</text:p>
          </table:table-cell>
          <table:table-cell table:formula="of:=AVERAGE([.B29:.B31])" office:value-type="float" office:value="27.4">
            <text:p>27.40</text:p>
          </table:table-cell>
          <table:table-cell table:formula="of:=(([.C31]-[.B29])^2+([.C31]-[.B30])^2+([.C31]-[.B31])^2)/3" office:value-type="float" office:value="0">
            <text:p>0.00</text:p>
          </table:table-cell>
          <table:table-cell table:formula="of:=[.C31]/[.B26]" office:value-type="percentage" office:value="0.0167073170731707">
            <text:p>1.6707%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57.6">
            <text:p>57.6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63.4">
            <text:p>63.4</text:p>
          </table:table-cell>
          <table:table-cell table:number-columns-repeated="3"/>
        </table:table-row>
        <table:table-row table:style-name="ro2">
          <table:table-cell table:style-name="ce1" office:value-type="float" office:value="5">
            <text:p>5</text:p>
          </table:table-cell>
          <table:table-cell office:value-type="float" office:value="51">
            <text:p>51</text:p>
          </table:table-cell>
          <table:table-cell table:formula="of:=AVERAGE([.B32:.B34])" office:value-type="float" office:value="57.3333333333333">
            <text:p>57.33</text:p>
          </table:table-cell>
          <table:table-cell table:formula="of:=(([.C34]-[.B32])^2+([.C34]-[.B33])^2+([.C34]-[.B34])^2)/3" office:value-type="float" office:value="25.6622222222222">
            <text:p>25.66</text:p>
          </table:table-cell>
          <table:table-cell table:formula="of:=[.C34]/[.B26]" office:value-type="percentage" office:value="0.0349593495934959">
            <text:p>3.4959%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07">
            <text:p>107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06">
            <text:p>106</text:p>
          </table:table-cell>
          <table:table-cell table:number-columns-repeated="3"/>
        </table:table-row>
        <table:table-row table:style-name="ro2">
          <table:table-cell table:style-name="ce1" office:value-type="float" office:value="10">
            <text:p>10</text:p>
          </table:table-cell>
          <table:table-cell office:value-type="float" office:value="115">
            <text:p>115</text:p>
          </table:table-cell>
          <table:table-cell table:formula="of:=AVERAGE([.B35:.B37])" office:value-type="float" office:value="109.333333333333">
            <text:p>109.33</text:p>
          </table:table-cell>
          <table:table-cell table:formula="of:=(([.C37]-[.B35])^2+([.C37]-[.B36])^2+([.C37]-[.B37])^2)/3" office:value-type="float" office:value="16.2222222222222">
            <text:p>16.22</text:p>
          </table:table-cell>
          <table:table-cell table:formula="of:=[.C37]/[.B26]" office:value-type="percentage" office:value="0.0666666666666667">
            <text:p>6.6667%</text:p>
          </table:table-cell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145">
            <text:p>145</text:p>
          </table:table-cell>
          <table:table-cell table:number-columns-repeated="3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144">
            <text:p>144</text:p>
          </table:table-cell>
          <table:table-cell table:number-columns-repeated="3"/>
        </table:table-row>
        <table:table-row table:style-name="ro2">
          <table:table-cell table:style-name="ce1" office:value-type="float" office:value="15">
            <text:p>15</text:p>
          </table:table-cell>
          <table:table-cell office:value-type="float" office:value="152">
            <text:p>152</text:p>
          </table:table-cell>
          <table:table-cell table:formula="of:=AVERAGE([.B38:.B40])" office:value-type="float" office:value="147">
            <text:p>147.00</text:p>
          </table:table-cell>
          <table:table-cell table:formula="of:=(([.C40]-[.B38])^2+([.C40]-[.B39])^2+([.C40]-[.B40])^2)/3" office:value-type="float" office:value="12.6666666666667">
            <text:p>12.67</text:p>
          </table:table-cell>
          <table:table-cell table:formula="of:=[.C40]/[.B26]" office:value-type="percentage" office:value="0.0896341463414634">
            <text:p>8.9634%</text:p>
          </table:table-cell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172">
            <text:p>172</text:p>
          </table:table-cell>
          <table:table-cell table:number-columns-repeated="3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172">
            <text:p>172</text:p>
          </table:table-cell>
          <table:table-cell table:number-columns-repeated="3"/>
        </table:table-row>
        <table:table-row table:style-name="ro2">
          <table:table-cell table:style-name="ce1" office:value-type="float" office:value="20">
            <text:p>20</text:p>
          </table:table-cell>
          <table:table-cell office:value-type="float" office:value="162">
            <text:p>162</text:p>
          </table:table-cell>
          <table:table-cell table:formula="of:=AVERAGE([.B41:.B43])" office:value-type="float" office:value="168.666666666667">
            <text:p>168.67</text:p>
          </table:table-cell>
          <table:table-cell table:formula="of:=(([.C43]-[.B41])^2+([.C43]-[.B42])^2+([.C43]-[.B43])^2)/3" office:value-type="float" office:value="22.2222222222222">
            <text:p>22.22</text:p>
          </table:table-cell>
          <table:table-cell table:formula="of:=[.C43]/[.B26]" office:value-type="percentage" office:value="0.102845528455285">
            <text:p>10.2846%</text:p>
          </table:table-cell>
        </table:table-row>
        <table:table-row table:style-name="ro2">
          <table:table-cell table:style-name="ce1"/>
          <table:table-cell table:number-columns-repeated="4"/>
        </table:table-row>
        <table:table-row table:style-name="ro2">
          <table:table-cell table:style-name="ce1" office:value-type="float" office:value="25">
            <text:p>25</text:p>
          </table:table-cell>
          <table:table-cell office:value-type="float" office:value="191">
            <text:p>191</text:p>
          </table:table-cell>
          <table:table-cell table:formula="of:=[.B45]" office:value-type="float" office:value="191">
            <text:p>191.00</text:p>
          </table:table-cell>
          <table:table-cell office:value-type="float" office:value="0">
            <text:p>0.00</text:p>
          </table:table-cell>
          <table:table-cell table:formula="of:=[.B45]/[.B26]" office:value-type="percentage" office:value="0.116463414634146">
            <text:p>11.6463%</text:p>
          </table:table-cell>
        </table:table-row>
        <table:table-row table:style-name="ro2">
          <table:table-cell table:style-name="ce1" office:value-type="float" office:value="30">
            <text:p>30</text:p>
          </table:table-cell>
          <table:table-cell office:value-type="float" office:value="216">
            <text:p>216</text:p>
          </table:table-cell>
          <table:table-cell table:formula="of:=[.B46]" office:value-type="float" office:value="216">
            <text:p>216.00</text:p>
          </table:table-cell>
          <table:table-cell office:value-type="float" office:value="0">
            <text:p>0.00</text:p>
          </table:table-cell>
          <table:table-cell table:formula="of:=[.B46]/[.B26]" office:value-type="percentage" office:value="0.131707317073171">
            <text:p>13.1707%</text:p>
          </table:table-cell>
        </table:table-row>
        <table:table-row table:style-name="ro2">
          <table:table-cell table:style-name="ce1" office:value-type="float" office:value="40">
            <text:p>40</text:p>
          </table:table-cell>
          <table:table-cell office:value-type="float" office:value="244">
            <text:p>244</text:p>
          </table:table-cell>
          <table:table-cell table:formula="of:=[.B47]" office:value-type="float" office:value="244">
            <text:p>244.00</text:p>
          </table:table-cell>
          <table:table-cell office:value-type="float" office:value="0">
            <text:p>0.00</text:p>
          </table:table-cell>
          <table:table-cell table:formula="of:=[.B47]/[.B26]" office:value-type="percentage" office:value="0.148780487804878">
            <text:p>14.8780%</text:p>
          </table:table-cell>
        </table:table-row>
        <table:table-row table:style-name="ro2">
          <table:table-cell table:style-name="ce1" office:value-type="float" office:value="50">
            <text:p>50</text:p>
          </table:table-cell>
          <table:table-cell office:value-type="float" office:value="275">
            <text:p>275</text:p>
          </table:table-cell>
          <table:table-cell table:formula="of:=[.B48]" office:value-type="float" office:value="275">
            <text:p>275.00</text:p>
          </table:table-cell>
          <table:table-cell office:value-type="float" office:value="0">
            <text:p>0.00</text:p>
          </table:table-cell>
          <table:table-cell table:formula="of:=[.B48]/[.B26]" office:value-type="percentage" office:value="0.167682926829268">
            <text:p>16.7683%</text:p>
          </table:table-cell>
        </table:table-row>
        <table:table-row table:style-name="ro2" table:number-rows-repeated="104852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6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order="none" fo:padding="0in" style:shadow="none" fo:background-color="transparent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04/12/2012</text:date>, <text:time>19:3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y Steelman</meta:initial-creator>
    <meta:creation-date>2012-04-12T18:08:53.28</meta:creation-date>
    <dc:date>2012-04-12T19:37:22.31</dc:date>
    <dc:creator>Gary Steelman</dc:creator>
    <meta:editing-duration>PT1H28M17S</meta:editing-duration>
    <meta:editing-cycles>22</meta:editing-cycles>
    <meta:generator>OpenOffice.org/3.3$Win32 OpenOffice.org_project/330m20$Build-9567</meta:generator>
    <meta:document-statistic meta:table-count="3" meta:cell-count="143" meta:object-count="0"/>
  </office:meta>
</office:document-meta>
</file>